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3" style:family="table">
      <style:table-properties style:width="16.983cm" fo:margin-left="-0.191cm" fo:margin-top="0cm" fo:margin-bottom="0cm" table:align="left" style:writing-mode="lr-tb"/>
    </style:style>
    <style:style style:name="Tabella3.A" style:family="table-column">
      <style:table-column-properties style:column-width="8.491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91cm" fo:padding-right="0.191cm" fo:padding-top="0cm" fo:padding-bottom="0cm" fo:border="0.5pt solid #00000a"/>
    </style:style>
    <style:style style:name="Tabella3.A4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ella4" style:family="table">
      <style:table-properties style:width="16.983cm" fo:margin-left="-0.191cm" fo:margin-top="0cm" fo:margin-bottom="0cm" table:align="left" style:writing-mode="lr-tb"/>
    </style:style>
    <style:style style:name="Tabella4.A" style:family="table-column">
      <style:table-column-properties style:column-width="8.491cm"/>
    </style:style>
    <style:style style:name="Tabella4.1" style:family="table-row">
      <style:table-row-properties fo:keep-together="auto"/>
    </style:style>
    <style:style style:name="Tabella4.A1" style:family="table-cell">
      <style:table-cell-properties fo:padding-left="0.191cm" fo:padding-right="0.191cm" fo:padding-top="0cm" fo:padding-bottom="0cm" fo:border="0.5pt solid #00000a"/>
    </style:style>
    <style:style style:name="Tabella4.5" style:family="table-row">
      <style:table-row-properties style:min-row-height="0.575cm" fo:keep-together="auto"/>
    </style:style>
    <style:style style:name="Tabella4.A5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ella4.6" style:family="table-row">
      <style:table-row-properties style:min-row-height="0.714cm" fo:keep-together="auto"/>
    </style:style>
    <style:style style:name="Tabella4.7" style:family="table-row">
      <style:table-row-properties style:min-row-height="0.609cm" fo:keep-together="auto"/>
    </style:style>
    <style:style style:name="Tabella4.9" style:family="table-row">
      <style:table-row-properties style:min-row-height="0.741cm" fo:keep-together="auto"/>
    </style:style>
    <style:style style:name="Tabella1" style:family="table">
      <style:table-properties style:width="16.983cm" fo:margin-left="-0.191cm" fo:margin-top="0cm" fo:margin-bottom="0cm" table:align="left" style:writing-mode="lr-tb"/>
    </style:style>
    <style:style style:name="Tabella1.A" style:family="table-column">
      <style:table-column-properties style:column-width="8.491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0.5pt solid #00000a"/>
    </style:style>
    <style:style style:name="Tabella1.A2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officeooo:paragraph-rsid="0006fd32" style:font-weight-asian="bold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officeooo:paragraph-rsid="000c9f80" style:font-weight-asian="bold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6fd32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c9f80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officeooo:paragraph-rsid="0006fd32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officeooo:paragraph-rsid="0008a90e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officeooo:paragraph-rsid="000c9f80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officeooo:rsid="00033237" officeooo:paragraph-rsid="0006fd32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officeooo:rsid="00033237" officeooo:paragraph-rsid="000c9f80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officeooo:rsid="0008a90e" officeooo:paragraph-rsid="0008a90e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weight="normal" officeooo:rsid="000d90fc" officeooo:paragraph-rsid="000d90fc" style:font-weight-asian="normal" style:font-weight-complex="normal"/>
    </style:style>
    <style:style style:name="P14" style:family="paragraph" style:parent-style-name="Standard">
      <style:text-properties officeooo:paragraph-rsid="0006fd32"/>
    </style:style>
    <style:style style:name="P15" style:family="paragraph" style:parent-style-name="Standard">
      <style:text-properties officeooo:paragraph-rsid="000c9f80"/>
    </style:style>
    <style:style style:name="P16" style:family="paragraph" style:parent-style-name="Standard">
      <style:text-properties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fd32" style:font-weight-asian="bold" style:font-weight-complex="bold"/>
    </style:style>
    <style:style style:name="T4" style:family="text">
      <style:text-properties fo:font-weight="bold" officeooo:rsid="0008a90e" style:font-weight-asian="bold" style:font-weight-complex="bold"/>
    </style:style>
    <style:style style:name="T5" style:family="text">
      <style:text-properties officeooo:rsid="0004796f"/>
    </style:style>
    <style:style style:name="T6" style:family="text">
      <style:text-properties officeooo:rsid="0006fd32"/>
    </style:style>
    <style:style style:name="T7" style:family="text">
      <style:text-properties officeooo:rsid="0008a90e"/>
    </style:style>
    <style:style style:name="T8" style:family="text">
      <style:text-properties officeooo:rsid="001103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Scenario 2: “<text:span text:style-name="T8">C</text:span>ancella profilo formazione Python su YouTube: <text:span text:style-name="T1">file corrotto”</text:span></text:p>
      <table:table table:name="Tabella3" table:style-name="Tabella3">
        <table:table-column table:style-name="Tabella3.A" table:number-columns-repeated="2"/>
        <table:table-row table:style-name="Tabella3.1">
          <table:table-cell table:style-name="Tabella3.A1" office:value-type="string">
            <text:p text:style-name="P3">Utente</text:p>
          </table:table-cell>
          <table:table-cell table:style-name="Tabella3.A1" office:value-type="string">
            <text:p text:style-name="P3">Sistema</text:p>
          </table:table-cell>
        </table:table-row>
        <table:table-row table:style-name="Tabella3.1">
          <table:table-cell table:style-name="Tabella3.A1" office:value-type="string">
            <text:p text:style-name="P9">1)Clicca su Gestione profilo</text:p>
          </table:table-cell>
          <table:table-cell table:style-name="Tabella3.A1" office:value-type="string">
            <text:p text:style-name="P9"/>
          </table:table-cell>
        </table:table-row>
        <table:table-row table:style-name="Tabella3.1">
          <table:table-cell table:style-name="Tabella3.A1" office:value-type="string">
            <text:p text:style-name="P9"/>
          </table:table-cell>
          <table:table-cell table:style-name="Tabella3.A1" office:value-type="string">
            <text:p text:style-name="P9">2)Carica l’interfaccia grafica segnalando un file corrotto, carica una dialog dove mi dice che il profilo chiamato”formazione Python su YouTube” è corrotto, e mi propone l'eliminazione (si-no).</text:p>
          </table:table-cell>
        </table:table-row>
        <table:table-row table:style-name="Tabella3.1">
          <table:table-cell table:style-name="Tabella3.A4" office:value-type="string">
            <text:p text:style-name="P9">3)Click su SI(bottone)</text:p>
          </table:table-cell>
          <table:table-cell table:style-name="Tabella3.A4" office:value-type="string">
            <text:p text:style-name="P9"/>
          </table:table-cell>
        </table:table-row>
        <table:table-row table:style-name="Tabella3.1">
          <table:table-cell table:style-name="Tabella3.A4" office:value-type="string">
            <text:p text:style-name="P9"/>
          </table:table-cell>
          <table:table-cell table:style-name="Tabella3.A4" office:value-type="string">
            <text:p text:style-name="P9">4)Il sistema elimina il profilo e me lo conferma</text:p>
          </table:table-cell>
        </table:table-row>
        <table:table-row table:style-name="Tabella3.1">
          <table:table-cell table:style-name="Tabella3.A4" office:value-type="string">
            <text:p text:style-name="P9"/>
          </table:table-cell>
          <table:table-cell table:style-name="Tabella3.A4" office:value-type="string">
            <text:p text:style-name="P11">5)il sistema aggiorna la lista profili <text:span text:style-name="T5">e lo conferma</text:span></text:p>
          </table:table-cell>
        </table:table-row>
        <table:table-row table:style-name="Tabella3.1">
          <table:table-cell table:style-name="Tabella3.A4" table:number-columns-spanned="2" office:value-type="string">
            <text:p text:style-name="P6"><text:s text:c="6"/><text:span text:style-name="T2">ALTERNATIVA:NON ELIMINO IL FILE <text:s/>CORROTTO</text:span></text:p>
          </table:table-cell>
          <table:covered-table-cell/>
        </table:table-row>
        <table:table-row table:style-name="Tabella3.1">
          <table:table-cell table:style-name="Tabella3.A4" office:value-type="string">
            <text:p text:style-name="P9">1)Clicca su Gestione profilo</text:p>
          </table:table-cell>
          <table:table-cell table:style-name="Tabella3.A4" office:value-type="string">
            <text:p text:style-name="P9"/>
          </table:table-cell>
        </table:table-row>
        <table:table-row table:style-name="Tabella3.1">
          <table:table-cell table:style-name="Tabella3.A4" office:value-type="string">
            <text:p text:style-name="P9"/>
          </table:table-cell>
          <table:table-cell table:style-name="Tabella3.A4" office:value-type="string">
            <text:p text:style-name="P9">2)Carica l’interfaccia grafica segnalando un file corrotto, carica una dialog dove mi dice che il profilo chiamato”formazione Python su YouTube” è corrotto, e mi propone l'eliminazione (si-no).</text:p>
          </table:table-cell>
        </table:table-row>
        <table:table-row table:style-name="Tabella3.1">
          <table:table-cell table:style-name="Tabella3.A4" office:value-type="string">
            <text:p text:style-name="P9">3)Click su NO (bottone)</text:p>
          </table:table-cell>
          <table:table-cell table:style-name="Tabella3.A4" office:value-type="string">
            <text:p text:style-name="P9"/>
          </table:table-cell>
        </table:table-row>
        <table:table-row table:style-name="Tabella3.1">
          <table:table-cell table:style-name="Tabella3.A4" office:value-type="string">
            <text:p text:style-name="P9"/>
          </table:table-cell>
          <table:table-cell table:style-name="Tabella3.A4" office:value-type="string">
            <text:p text:style-name="P9">4)Il sistema mantiene <text:s/>il profilo con il file corrotto, e mi suggerisce di provare a cambiare il formato del file</text:p>
          </table:table-cell>
        </table:table-row>
      </table:table>
      <text:p text:style-name="P15"/>
      <text:p text:style-name="Standard"/>
      <text:p text:style-name="Standard">Scenario 4: “Modifica profilo formazione Python su YouTube:”</text:p>
      <text:p text:style-name="Standard"/>
      <table:table table:name="Tabella4" table:style-name="Tabella4">
        <table:table-column table:style-name="Tabella4.A" table:number-columns-repeated="2"/>
        <table:table-row table:style-name="Tabella4.1">
          <table:table-cell table:style-name="Tabella4.A1" office:value-type="string">
            <text:p text:style-name="P1">Utente</text:p>
          </table:table-cell>
          <table:table-cell table:style-name="Tabella4.A1" office:value-type="string">
            <text:p text:style-name="P1">Sistema</text:p>
          </table:table-cell>
        </table:table-row>
        <table:table-row table:style-name="Tabella4.1">
          <table:table-cell table:style-name="Tabella4.A1" office:value-type="string">
            <text:p text:style-name="P4">1)Clicca su Gestione profilo</text:p>
          </table:table-cell>
          <table:table-cell table:style-name="Tabella4.A1" office:value-type="string">
            <text:p text:style-name="P4"/>
          </table:table-cell>
        </table:table-row>
        <table:table-row table:style-name="Tabella4.1"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>2)Carica l’interfaccia grafica</text:p>
          </table:table-cell>
        </table:table-row>
        <table:table-row table:style-name="Tabella4.1">
          <table:table-cell table:style-name="Tabella4.A1" office:value-type="string">
            <text:p text:style-name="P4">3)Click su Modifica profilo (Bottone)</text:p>
          </table:table-cell>
          <table:table-cell table:style-name="Tabella4.A1" office:value-type="string">
            <text:p text:style-name="P4"/>
          </table:table-cell>
        </table:table-row>
        <table:table-row table:style-name="Tabella4.5">
          <table:table-cell table:style-name="Tabella4.A5" office:value-type="string">
            <text:p text:style-name="P4"/>
          </table:table-cell>
          <table:table-cell table:style-name="Tabella4.A5" office:value-type="string">
            <text:p text:style-name="P4">4) Sistema apre GUI (finestra dialogo)pre creazione profilo</text:p>
          </table:table-cell>
        </table:table-row>
        <table:table-row table:style-name="Tabella4.6">
          <table:table-cell table:style-name="Tabella4.A5" office:value-type="string">
            <text:p text:style-name="P4">5)modifico nome</text:p>
          </table:table-cell>
          <table:table-cell table:style-name="Tabella4.A5" office:value-type="string">
            <text:p text:style-name="P4"/>
          </table:table-cell>
        </table:table-row>
        <table:table-row table:style-name="Tabella4.7">
          <table:table-cell table:style-name="Tabella4.A5" office:value-type="string">
            <text:p text:style-name="P4">6)modifico nome e indirizzo canale YouTube e confermo col BOTTONE</text:p>
          </table:table-cell>
          <table:table-cell table:style-name="Tabella4.A5" office:value-type="string">
            <text:p text:style-name="P4"/>
          </table:table-cell>
        </table:table-row>
        <table:table-row table:style-name="Tabella4.7">
          <table:table-cell table:style-name="Tabella4.A5" office:value-type="string">
            <text:p text:style-name="P4"/>
          </table:table-cell>
          <table:table-cell table:style-name="Tabella4.A5" office:value-type="string">
            <text:p text:style-name="P8">7)sistema aggiorna lista file</text:p>
          </table:table-cell>
        </table:table-row>
        <table:table-row table:style-name="Tabella4.9">
          <table:table-cell table:style-name="Tabella4.A5" office:value-type="string">
            <text:p text:style-name="P4">8)aggiungo il file blocco note su Python e confermo</text:p>
          </table:table-cell>
          <table:table-cell table:style-name="Tabella4.A5" office:value-type="string">
            <text:p text:style-name="P4"/>
          </table:table-cell>
        </table:table-row>
        <table:table-row table:style-name="Tabella4.9">
          <table:table-cell table:style-name="Tabella4.A5" office:value-type="string">
            <text:p text:style-name="P4"/>
          </table:table-cell>
          <table:table-cell table:style-name="Tabella4.A5" office:value-type="string">
            <text:p text:style-name="P8">9)sistema aggiorna lista file</text:p>
          </table:table-cell>
        </table:table-row>
        <table:table-row table:style-name="Tabella4.9">
          <table:table-cell table:style-name="Tabella4.A5" office:value-type="string">
            <text:p text:style-name="P4">10)Click su Salva modifiche(bottone)</text:p>
          </table:table-cell>
          <table:table-cell table:style-name="Tabella4.A5" office:value-type="string">
            <text:p text:style-name="P4"/>
          </table:table-cell>
        </table:table-row>
        <table:table-row table:style-name="Tabella4.9">
          <table:table-cell table:style-name="Tabella4.A5" office:value-type="string">
            <text:p text:style-name="P4">11)click su Scegli</text:p>
          </table:table-cell>
          <table:table-cell table:style-name="Tabella4.A5" office:value-type="string">
            <text:p text:style-name="P4"/>
          </table:table-cell>
        </table:table-row>
        <table:table-row table:style-name="Tabella4.9">
          <table:table-cell table:style-name="Tabella4.A5" office:value-type="string">
            <text:p text:style-name="P4"/>
          </table:table-cell>
          <table:table-cell table:style-name="Tabella4.A5" office:value-type="string">
            <text:p text:style-name="P4"/>
          </table:table-cell>
        </table:table-row>
        <table:table-row table:style-name="Tabella4.9">
          <table:table-cell table:style-name="Tabella4.A5" office:value-type="string">
            <text:p text:style-name="P4">12)conferma scelta file</text:p>
          </table:table-cell>
          <table:table-cell table:style-name="Tabella4.A5" office:value-type="string">
            <text:p text:style-name="P4"/>
          </table:table-cell>
        </table:table-row>
        <table:table-row table:style-name="Tabella4.9">
          <table:table-cell table:style-name="Tabella4.A5" office:value-type="string">
            <text:p text:style-name="P4"/>
          </table:table-cell>
          <table:table-cell table:style-name="Tabella4.A5" office:value-type="string">
            <text:p text:style-name="P4">13)sistema aggiorna lista file</text:p>
          </table:table-cell>
        </table:table-row>
        <table:table-row table:style-name="Tabella4.9">
          <table:table-cell table:style-name="Tabella4.A5" office:value-type="string">
            <text:p text:style-name="P4">14)salva profilo</text:p>
          </table:table-cell>
          <table:table-cell table:style-name="Tabella4.A5" office:value-type="string">
            <text:p text:style-name="P4"/>
          </table:table-cell>
        </table:table-row>
        <table:table-row table:style-name="Tabella4.9">
          <table:table-cell table:style-name="Tabella4.A5" office:value-type="string">
            <text:p text:style-name="P4"/>
          </table:table-cell>
          <table:table-cell table:style-name="Tabella4.A5" office:value-type="string">
            <text:p text:style-name="P4">15)sistema aggiorna lista profili</text:p>
          </table:table-cell>
        </table:table-row>
      </table:table>
      <table:table table:name="Tabella1" table:style-name="Tabella1">
        <table:table-column table:style-name="Tabella1.A" table:number-columns-repeated="2"/>
        <text:soft-page-break/>
        <table:table-row table:style-name="Tabella1.1">
          <table:table-cell table:style-name="Tabella1.A1" table:number-columns-spanned="2" office:value-type="string">
            <text:p text:style-name="P13">Scenario 4.1 “Cancellazione Profilo Formazione Python su YouTube”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2">Utente</text:p>
          </table:table-cell>
          <table:table-cell table:style-name="Tabella1.A2" office:value-type="string">
            <text:p text:style-name="P2">Sistema</text:p>
          </table:table-cell>
        </table:table-row>
        <table:table-row table:style-name="Tabella1.1">
          <table:table-cell table:style-name="Tabella1.A1" office:value-type="string">
            <text:p text:style-name="P7">1)Clicca su Gestione profilo</text:p>
          </table:table-cell>
          <table:table-cell table:style-name="Tabella1.A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>2)Carica l’interfaccia grafica, <text:span text:style-name="T6">e mi chiede se voglio eliminare il profilo (si-no)</text:span></text:p>
          </table:table-cell>
        </table:table-row>
        <table:table-row table:style-name="Tabella1.1">
          <table:table-cell table:style-name="Tabella1.A2" office:value-type="string">
            <text:p text:style-name="P7">3)Click su SI(bottone)</text:p>
          </table:table-cell>
          <table:table-cell table:style-name="Tabella1.A2" office:value-type="string">
            <text:p text:style-name="P7"/>
          </table:table-cell>
        </table:table-row>
        <table:table-row table:style-name="Tabella1.1">
          <table:table-cell table:style-name="Tabella1.A2" office:value-type="string">
            <text:p text:style-name="P7"/>
          </table:table-cell>
          <table:table-cell table:style-name="Tabella1.A2" office:value-type="string">
            <text:p text:style-name="P7">4)Il sistema <text:span text:style-name="T7">mi chiede”Sei sicuro di voler eliminare il profilo?”</text:span></text:p>
          </table:table-cell>
        </table:table-row>
        <table:table-row table:style-name="Tabella1.1">
          <table:table-cell table:style-name="Tabella1.A2" office:value-type="string">
            <text:p text:style-name="P12">5)click su Conferma (Bottone)</text:p>
          </table:table-cell>
          <table:table-cell table:style-name="Tabella1.A2" office:value-type="string">
            <text:p text:style-name="P8"/>
          </table:table-cell>
        </table:table-row>
        <table:table-row table:style-name="Tabella1.1">
          <table:table-cell table:style-name="Tabella1.A2" office:value-type="string">
            <text:p text:style-name="P12"/>
          </table:table-cell>
          <table:table-cell table:style-name="Tabella1.A2" office:value-type="string">
            <text:p text:style-name="P8"><text:span text:style-name="T7">6</text:span>)Il sistema elimina il profilo e me lo conferma <text:span text:style-name="T6">(“Il profilo è stato cancellato”)</text:span></text:p>
          </table:table-cell>
        </table:table-row>
        <table:table-row table:style-name="Tabella1.1">
          <table:table-cell table:style-name="Tabella1.A2" office:value-type="string">
            <text:p text:style-name="P7"/>
          </table:table-cell>
          <table:table-cell table:style-name="Tabella1.A2" office:value-type="string">
            <text:p text:style-name="P10">5)il sistema aggiorna la lista profili <text:span text:style-name="T5">e lo conferma </text:span><text:span text:style-name="T6">(“Lista profili aggiornata”)</text:span></text:p>
          </table:table-cell>
        </table:table-row>
        <table:table-row table:style-name="Tabella1.1">
          <table:table-cell table:style-name="Tabella1.A2" table:number-columns-spanned="2" office:value-type="string">
            <text:p text:style-name="P5"><text:s text:c="6"/><text:span text:style-name="T2">ALTERNATIVA:NON </text:span><text:span text:style-name="T4">CANCELLO</text:span><text:span text:style-name="T2"> IL </text:span><text:span text:style-name="T3">PROFILO</text:span></text:p>
          </table:table-cell>
          <table:covered-table-cell/>
        </table:table-row>
        <table:table-row table:style-name="Tabella1.1">
          <table:table-cell table:style-name="Tabella1.A2" office:value-type="string">
            <text:p text:style-name="P7">1)Clicca su Gestione profilo</text:p>
          </table:table-cell>
          <table:table-cell table:style-name="Tabella1.A2" office:value-type="string">
            <text:p text:style-name="P7"/>
          </table:table-cell>
        </table:table-row>
        <table:table-row table:style-name="Tabella1.1">
          <table:table-cell table:style-name="Tabella1.A2" office:value-type="string">
            <text:p text:style-name="P7"/>
          </table:table-cell>
          <table:table-cell table:style-name="Tabella1.A2" office:value-type="string">
            <text:p text:style-name="P7">2)Carica l’interfaccia grafica <text:span text:style-name="T6">e mi chiede se voglio eliminare il Profilo (si-no).</text:span></text:p>
          </table:table-cell>
        </table:table-row>
        <table:table-row table:style-name="Tabella1.1">
          <table:table-cell table:style-name="Tabella1.A2" office:value-type="string">
            <text:p text:style-name="P7">3)Click su NO (bottone)</text:p>
          </table:table-cell>
          <table:table-cell table:style-name="Tabella1.A2" office:value-type="string">
            <text:p text:style-name="P7"/>
          </table:table-cell>
        </table:table-row>
        <table:table-row table:style-name="Tabella1.1">
          <table:table-cell table:style-name="Tabella1.A2" office:value-type="string">
            <text:p text:style-name="P7"/>
          </table:table-cell>
          <table:table-cell table:style-name="Tabella1.A2" office:value-type="string">
            <text:p text:style-name="P7">4)Il sistema mantiene il profilo <text:span text:style-name="T6">(“Profilo non cancellato”)</text:span></text:p>
          </table:table-cell>
        </table:table-row>
      </table:table>
      <text:p text:style-name="P14"><text:s/></text:p>
      <text:p text:style-name="Standard"/>
      <text:p text:style-name="Standard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1T11:37:24.926000000</meta:creation-date>
    <dc:date>2021-04-14T09:25:09.537000000</dc:date>
    <meta:editing-duration>PT8H23M53S</meta:editing-duration>
    <meta:editing-cycles>7</meta:editing-cycles>
    <meta:generator>LibreOffice/7.1.1.2$Windows_X86_64 LibreOffice_project/fe0b08f4af1bacafe4c7ecc87ce55bb426164676</meta:generator>
    <meta:document-statistic meta:table-count="3" meta:image-count="0" meta:object-count="0" meta:page-count="2" meta:paragraph-count="47" meta:word-count="304" meta:character-count="2107" meta:non-whitespace-character-count="1834"/>
  </office:meta>
</office:document-meta>
</file>